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08cm" draw:marker-end="Arrow_20_concave" draw:marker-end-width="0.3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cm" svg:stroke-color="#000000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3.75cm" fo:min-width="0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0.05cm" fo:min-width="3.5cm" fo:padding-top="0.125cm" fo:padding-bottom="0.125cm" fo:padding-left="0.25cm" fo:padding-right="0.25cm"/>
    </style:style>
    <style:style style:name="gr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7" style:family="graphic" style:parent-style-name="objectwithoutfill">
      <style:graphic-properties svg:stroke-color="#808080" draw:marker-end="Arrow_20_concave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Чёрная_20_-45_20_градусов_20_частая" draw:fill-hatch-solid="fals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line draw:style-name="gr1" draw:text-style-name="P1" draw:layer="layout" svg:x1="2.755cm" svg:y1="7.5cm" svg:x2="2.755cm" svg:y2="0cm">
          <text:p/>
        </draw:line>
        <draw:line draw:style-name="gr2" draw:text-style-name="P1" draw:layer="layout" svg:x1="2.745cm" svg:y1="3cm" svg:x2="6.745cm" svg:y2="3cm">
          <text:p/>
        </draw:line>
        <draw:line draw:style-name="gr2" draw:text-style-name="P1" draw:layer="layout" svg:x1="0.745cm" svg:y1="5cm" svg:x2="4.745cm" svg:y2="5cm">
          <text:p/>
        </draw:line>
        <draw:line draw:style-name="gr3" draw:text-style-name="P1" draw:layer="layout" svg:x1="2.745cm" svg:y1="5cm" svg:x2="2.745cm" svg:y2="1cm">
          <text:p/>
        </draw:line>
        <draw:line draw:style-name="gr3" draw:text-style-name="P1" draw:layer="layout" svg:x1="4.745cm" svg:y1="7cm" svg:x2="4.745cm" svg:y2="3cm">
          <text:p/>
        </draw:line>
        <draw:custom-shape draw:style-name="gr4" draw:text-style-name="P2" draw:layer="layout" svg:width="0.3cm" svg:height="4cm" svg:x="4.74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4cm" svg:x="2.44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0.3cm" svg:x="2.745cm" svg:y="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0.3cm" svg:x="0.745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665cm" svg:height="0.539cm" svg:x="3.449cm" svg:y="3.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66cm" svg:height="0.539cm" svg:x="5.35cm" svg:y="6.1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656cm" svg:height="0.539cm" svg:x="3.167cm" svg:y="6.2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677cm" svg:height="0.539cm" svg:x="1.65cm" svg:y="1.84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draw:layer="layout" svg:width="0.665cm" svg:height="0.539cm" svg:x="5.65cm" svg:y="2.04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2.745cm" svg:y1="3cm" svg:x2="6.745cm" svg:y2="3cm">
          <text:p/>
        </draw:line>
        <draw:line draw:style-name="gr2" draw:text-style-name="P1" draw:layer="layout" svg:x1="0.745cm" svg:y1="5cm" svg:x2="4.745cm" svg:y2="5cm">
          <text:p/>
        </draw:line>
        <draw:line draw:style-name="gr3" draw:text-style-name="P1" draw:layer="layout" svg:x1="4.745cm" svg:y1="7cm" svg:x2="4.745cm" svg:y2="3cm">
          <text:p/>
        </draw:line>
        <draw:frame draw:style-name="gr6" draw:text-style-name="P3" draw:layer="layout" svg:width="0.567cm" svg:height="0.539cm" svg:x="2.949cm" svg:y="0.0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0cm" svg:y1="4.97cm" svg:x2="7.5cm" svg:y2="4.97cm">
          <text:p/>
        </draw:line>
        <draw:frame draw:style-name="gr6" draw:text-style-name="P3" draw:layer="layout" svg:width="0.563cm" svg:height="0.539cm" svg:x="6.95cm" svg:y="5.04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1.661cm" svg:height="0.547cm" svg:x="0.891cm" svg:y="5.3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673cm" svg:height="0.547cm" svg:x="0.851cm" svg:y="4.34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3" draw:layer="layout" svg:width="1.644cm" svg:height="0.547cm" svg:x="2.851cm" svg:y="2.14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3" draw:layer="layout" svg:width="1.622cm" svg:height="0.547cm" svg:x="5.052cm" svg:y="3.14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3" draw:layer="layout" svg:width="1.635cm" svg:height="0.547cm" svg:x="4.952cm" svg:y="5.1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3.986cm" svg:y1="0.562cm" svg:x2="3.321cm" svg:y2="1.909cm">
          <text:p/>
        </draw:line>
        <draw:line draw:style-name="gr7" draw:text-style-name="P1" draw:layer="layout" svg:x1="5.679cm" svg:y1="0.837cm" svg:x2="4.195cm" svg:y2="1.94cm">
          <text:p/>
        </draw:line>
        <draw:line draw:style-name="gr7" draw:text-style-name="P1" draw:layer="layout" svg:x1="0.127cm" svg:y1="3.638cm" svg:x2="1.353cm" svg:y2="4.251cm">
          <text:p/>
        </draw:line>
        <draw:line draw:style-name="gr7" draw:text-style-name="P1" draw:layer="layout" svg:x1="0.642cm" svg:y1="2.065cm" svg:x2="2.044cm" svg:y2="3.958cm">
          <text:p/>
        </draw:line>
        <draw:line draw:style-name="gr7" draw:text-style-name="P1" draw:layer="layout" svg:x1="3.604cm" svg:y1="7.357cm" svg:x2="4.42cm" svg:y2="5.713cm">
          <text:p/>
        </draw:line>
        <draw:line draw:style-name="gr7" draw:text-style-name="P1" draw:layer="layout" svg:x1="1.911cm" svg:y1="7.082cm" svg:x2="3.983cm" svg:y2="5.558cm">
          <text:p/>
        </draw:line>
        <draw:line draw:style-name="gr7" draw:text-style-name="P1" draw:layer="layout" svg:x1="7.274cm" svg:y1="4.255cm" svg:x2="6.253cm" svg:y2="3.761cm">
          <text:p/>
        </draw:line>
        <draw:line draw:style-name="gr7" draw:text-style-name="P1" draw:layer="layout" svg:x1="7.095cm" svg:y1="5.773cm" svg:x2="5.472cm" svg:y2="3.879cm">
          <text:p/>
        </draw:line>
        <draw:line draw:style-name="gr7" draw:text-style-name="P1" draw:layer="layout" svg:x1="3.721cm" svg:y1="3.164cm" svg:x2="2.906cm" svg:y2="4.765cm">
          <text:p/>
        </draw:line>
        <draw:line draw:style-name="gr7" draw:text-style-name="P1" draw:layer="layout" svg:x1="4.557cm" svg:y1="4.078cm" svg:x2="3.022cm" svg:y2="4.8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hatch draw:name="Чёрная_20_-45_20_градусов_20_частая" draw:display-name="Чёрная -45 градусов частая" draw:style="single" draw:color="#000000" draw:distance="0.07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51:12.745700334</meta:creation-date>
    <dc:date>2017-07-31T20:58:54.502766570</dc:date>
    <meta:editing-duration>PT4H29M31S</meta:editing-duration>
    <meta:editing-cycles>12</meta:editing-cycles>
    <meta:generator>LibreOffice/5.0.6.2$Linux_x86 LibreOffice_project/0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 display="block">
  <semantics>
    <mrow>
      <msub>
        <mi mathvariant="normal">α</mi>
        <mn>3</mn>
      </msub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%alpha_3 ( 0; 1 )</annotation>
  </semantics>
</math>
</file>

<file path=Object 11/content.xml><?xml version="1.0" encoding="utf-8"?>
<math xmlns="http://www.w3.org/1998/Math/MathML" display="block">
  <semantics>
    <mrow>
      <msub>
        <mi mathvariant="normal">α</mi>
        <mn>2</mn>
      </msub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%alpha_2 ( 1; 1 )</annotation>
  </semantics>
</math>
</file>

<file path=Object 12/content.xml><?xml version="1.0" encoding="utf-8"?>
<math xmlns="http://www.w3.org/1998/Math/MathML" display="block">
  <semantics>
    <mrow>
      <msub>
        <mi mathvariant="normal">α</mi>
        <mn>1</mn>
      </msub>
      <mrow>
        <mo fence="true" stretchy="false">(</mo>
        <mrow>
          <mrow>
            <mn>1</mn>
            <mi>;</mi>
            <mn>0</mn>
          </mrow>
        </mrow>
        <mo fence="true" stretchy="false">)</mo>
      </mrow>
    </mrow>
    <annotation encoding="StarMath 5.0">%alpha_1 ( 1; 0 )</annotation>
  </semantics>
</math>
</file>

<file path=Object 2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ub>
      <mi>A</mi>
      <mn>4</mn>
    </msub>
    <annotation encoding="StarMath 5.0">A_4
</annotation>
  </semantics>
</math>
</file>

<file path=Object 5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 mathvariant="normal">α</mi>
        <mn>0</mn>
      </msub>
      <mrow>
        <mo fence="true" stretchy="false">(</mo>
        <mrow>
          <mrow>
            <mn>0</mn>
            <mi>;</mi>
            <mn>0</mn>
          </mrow>
        </mrow>
        <mo fence="true" stretchy="false">)</mo>
      </mrow>
    </mrow>
    <annotation encoding="StarMath 5.0">%alpha_0 ( 0; 0 )</annotation>
  </semantics>
</math>
</file>

<file path=Object 9/content.xml><?xml version="1.0" encoding="utf-8"?>
<math xmlns="http://www.w3.org/1998/Math/MathML" display="block">
  <semantics>
    <mrow>
      <msub>
        <mi mathvariant="normal">α</mi>
        <mn>4</mn>
      </msub>
      <mrow>
        <mo fence="true" stretchy="false">(</mo>
        <mrow>
          <mrow>
            <mn>0</mn>
            <mi>;</mi>
            <mn>0</mn>
          </mrow>
        </mrow>
        <mo fence="true" stretchy="false">)</mo>
      </mrow>
    </mrow>
    <annotation encoding="StarMath 5.0">%alpha_4 ( 0; 0 )</annotation>
  </semantics>
</math>
</file>